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officeooo:paragraph-rsid="002298c5" style:font-size-asian="14pt" style:font-size-complex="14pt"/>
    </style:style>
    <style:style style:name="P2" style:family="paragraph" style:parent-style-name="Standard">
      <style:paragraph-properties fo:line-height="150%"/>
      <style:text-properties style:font-name="Ubuntu" fo:font-size="14pt" officeooo:paragraph-rsid="0029ad0f" style:font-size-asian="14pt" style:font-size-complex="14pt"/>
    </style:style>
    <style:style style:name="P3" style:family="paragraph" style:parent-style-name="Standard">
      <style:paragraph-properties fo:line-height="150%"/>
      <style:text-properties style:font-name="Ubuntu" fo:font-size="14pt" officeooo:rsid="001cf930" officeooo:paragraph-rsid="001cf930" style:font-size-asian="14pt" style:font-size-complex="14pt"/>
    </style:style>
    <style:style style:name="P4" style:family="paragraph" style:parent-style-name="Standard">
      <style:paragraph-properties fo:line-height="150%"/>
      <style:text-properties style:font-name="Ubuntu" fo:font-size="14pt" officeooo:rsid="001ec7dd" officeooo:paragraph-rsid="0021962a" style:font-size-asian="14pt" style:font-size-complex="14pt"/>
    </style:style>
    <style:style style:name="P5" style:family="paragraph" style:parent-style-name="Standard">
      <style:paragraph-properties fo:line-height="150%"/>
      <style:text-properties style:font-name="Ubuntu" fo:font-size="14pt" officeooo:rsid="001ec7dd" officeooo:paragraph-rsid="0029ad0f" style:font-size-asian="14pt" style:font-size-complex="14pt"/>
    </style:style>
    <style:style style:name="P6" style:family="paragraph" style:parent-style-name="Standard">
      <style:paragraph-properties fo:line-height="150%"/>
      <style:text-properties style:font-name="Ubuntu" fo:font-size="14pt" officeooo:rsid="0020a6b5" officeooo:paragraph-rsid="0020a6b5" style:font-size-asian="14pt" style:font-size-complex="14pt"/>
    </style:style>
    <style:style style:name="P7" style:family="paragraph" style:parent-style-name="Standard">
      <style:paragraph-properties fo:line-height="150%"/>
      <style:text-properties style:font-name="Ubuntu" fo:font-size="14pt" officeooo:rsid="0020a6b5" officeooo:paragraph-rsid="0021962a" style:font-size-asian="14pt" style:font-size-complex="14pt"/>
    </style:style>
    <style:style style:name="P8" style:family="paragraph" style:parent-style-name="Standard">
      <style:paragraph-properties fo:line-height="150%"/>
      <style:text-properties style:font-name="Ubuntu" fo:font-size="14pt" officeooo:rsid="0020a6b5" officeooo:paragraph-rsid="002298c5" style:font-size-asian="14pt" style:font-size-complex="14pt"/>
    </style:style>
    <style:style style:name="P9" style:family="paragraph" style:parent-style-name="Standard">
      <style:paragraph-properties fo:line-height="150%"/>
      <style:text-properties style:font-name="Ubuntu" fo:font-size="14pt" officeooo:rsid="002298c5" officeooo:paragraph-rsid="002298c5" style:font-size-asian="14pt" style:font-size-complex="14pt"/>
    </style:style>
    <style:style style:name="P10" style:family="paragraph" style:parent-style-name="Standard">
      <style:paragraph-properties fo:line-height="150%"/>
      <style:text-properties style:font-name="Ubuntu" fo:font-size="14pt" officeooo:rsid="0028659a" officeooo:paragraph-rsid="0028659a" style:font-size-asian="14pt" style:font-size-complex="14pt"/>
    </style:style>
    <style:style style:name="P11" style:family="paragraph" style:parent-style-name="Heading_20_1">
      <style:paragraph-properties fo:line-height="150%" fo:text-align="center" style:justify-single-word="false"/>
      <style:text-properties style:font-name="Ubuntu"/>
    </style:style>
    <style:style style:name="P12" style:family="paragraph" style:parent-style-name="Heading_20_2">
      <style:paragraph-properties fo:line-height="150%" fo:text-align="center" style:justify-single-word="false"/>
      <style:text-properties style:font-name="Ubuntu"/>
    </style:style>
    <style:style style:name="P13" style:family="paragraph" style:parent-style-name="Heading_20_2">
      <style:paragraph-properties fo:line-height="150%" fo:text-align="center" style:justify-single-word="false"/>
      <style:text-properties style:font-name="Ubuntu"/>
    </style:style>
    <style:style style:name="P14" style:family="paragraph" style:parent-style-name="Standard">
      <style:paragraph-properties fo:line-height="150%"/>
      <style:text-properties style:font-name="Ubuntu" fo:font-size="14pt" officeooo:rsid="0021962a" officeooo:paragraph-rsid="0021962a" fo:background-color="#dddddd" style:font-size-asian="14pt" style:font-size-complex="14pt"/>
    </style:style>
    <style:style style:name="P15" style:family="paragraph" style:parent-style-name="Standard">
      <style:paragraph-properties fo:line-height="150%"/>
      <style:text-properties style:font-name="Ubuntu" fo:font-size="14pt" officeooo:rsid="002a3e02" officeooo:paragraph-rsid="002a3e02" fo:background-color="#dddddd" style:font-size-asian="14pt" style:font-size-complex="14pt"/>
    </style:style>
    <style:style style:name="P16" style:family="paragraph" style:parent-style-name="Standard">
      <style:paragraph-properties fo:line-height="150%"/>
      <style:text-properties style:font-name="Ubuntu" fo:font-size="14pt" officeooo:rsid="002a3e02" officeooo:paragraph-rsid="002a3e02" style:font-size-asian="14pt" style:font-size-complex="14pt"/>
    </style:style>
    <style:style style:name="T1" style:family="text">
      <style:text-properties officeooo:rsid="0020a6b5"/>
    </style:style>
    <style:style style:name="T2" style:family="text">
      <style:text-properties fo:font-weight="bold" style:font-weight-asian="bold" style:font-weight-complex="bold"/>
    </style:style>
    <style:style style:name="T3" style:family="text">
      <style:text-properties officeooo:rsid="0021962a"/>
    </style:style>
    <style:style style:name="T4" style:family="text">
      <style:text-properties fo:background-color="#dddddd" loext:char-shading-value="0"/>
    </style:style>
    <style:style style:name="T5" style:family="text">
      <style:text-properties officeooo:rsid="0021962a" fo:background-color="#dddddd" loext:char-shading-value="0"/>
    </style:style>
    <style:style style:name="T6" style:family="text">
      <style:text-properties officeooo:rsid="002298c5" fo:background-color="#dddddd" loext:char-shading-value="0"/>
    </style:style>
    <style:style style:name="T7" style:family="text">
      <style:text-properties officeooo:rsid="00286c6b" fo:background-color="#dddddd" loext:char-shading-value="0"/>
    </style:style>
    <style:style style:name="T8" style:family="text">
      <style:text-properties fo:background-color="#dddddd" loext:char-shading-value="0"/>
    </style:style>
    <style:style style:name="T9" style:family="text">
      <style:text-properties officeooo:rsid="002298c5"/>
    </style:style>
    <style:style style:name="T10" style:family="text">
      <style:text-properties officeooo:rsid="00286c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Eventos 01</text:h>
      <text:p text:style-name="P4">Por padrão os eventos não são disparados a partir de um determinado elemento, ao invés disso o evento começa no nó root (Window) e vai descendo a hierarquia até chegar no elemento determinado, essa é a chamada “Fase de captura”. Enquanto estiver percorrendo a hierarquia, se encontrar um evento do mesmo tipo associado a algum elemento, esse evento será disparado. Quando encontrar o target, o evento vai fazer o caminho inverso, indo do elemento determinado até o nó root (Window), esse retorno é chamado de “Fase de bubbling” ou “Fase de propagação”, se no retorno houver algum evento do mesmo tipo em um elemento, esse evento será disparado. Por padrão os eventos funcionam na “Fase de bubbling”. <text:span text:style-name="T1">Basicamente na “Fase de bubbling” primeiro o evento é disparado na fase mais interna, depois na central e por fim na mais externa, ou seja, do ultimo para o primeiro: </text:span></text:p>
      <text:p text:style-name="P14">elemento.addEventListener(“evento”, function( <text:s/>) { <text:s/>}) </text:p>
      <text:p text:style-name="P5">_____________________________________________________________________</text:p>
      <text:h text:style-name="P12" text:outline-level="2">Configurando eventos</text:h>
      <text:p text:style-name="P6">O addEventListener permite um terceiro objeto como parametro, esse objeto é a configuração/opções do evento, pode receber os valores:</text:p>
      <text:p text:style-name="P6"/>
      <text:p text:style-name="P6"><text:span text:style-name="T2">capture –</text:span> Configura em que fase o evento vai <text:span text:style-name="T3">ser</text:span> dispara<text:span text:style-name="T3">do</text:span>, na “fase de captura” ou na “fase de bubbling”:</text:p>
      <text:p text:style-name="P6"><text:s text:c="5"/><text:span text:style-name="T5">capture: false </text:span><text:span text:style-name="T3"><text:s/>→ fase de bubbling</text:span></text:p>
      <text:p text:style-name="P7"><text:s text:c="5"/><text:span text:style-name="T5">capture: true </text:span><text:span text:style-name="T3"><text:s/>→ fase de captura</text:span></text:p>
      <text:p text:style-name="P3"/>
      <text:p text:style-name="P9"><text:span text:style-name="T2">once –</text:span> Configura o numero de execuções/disparo do evento:</text:p>
      <text:p text:style-name="P8"><text:s text:c="5"/><text:span text:style-name="T6">once: false </text:span><text:span text:style-name="T9"><text:s/>→ Mais de uma vez</text:span></text:p>
      <text:p text:style-name="P1"><text:span text:style-name="T1"><text:s text:c="5"/></text:span><text:span text:style-name="T6">once: true </text:span><text:span text:style-name="T9"><text:s/>→ Uma vez</text:span></text:p>
      <text:p text:style-name="P2"><text:soft-page-break/>_____________________________________________________________________</text:p>
      <text:h text:style-name="P12" text:outline-level="2">Interrompendo a propagação</text:h>
      <text:p text:style-name="P10">Para parar a propagação <text:span text:style-name="T10">(fase de bubbling)</text:span> de um evento, ou seja, fazer <text:span text:style-name="T10">o</text:span> evento executar apenas em um determinado elemento <text:span text:style-name="T10">use: </text:span><text:span text:style-name="T7">evento.stopPropagation( <text:s/>) </text:span></text:p>
      <text:p text:style-name="P2">_____________________________________________________________________</text:p>
      <text:h text:style-name="P12" text:outline-level="2">Cancelando o evento</text:h>
      <text:p text:style-name="P16">Para fazer a ação padrão que pertence ao evento não ocorrer, ou seja, cancelar o evento (se for cancelavel) use:</text:p>
      <text:p text:style-name="P15">evento.preventDefault( ) </text:p>
      <text:p text:style-name="P16"/>
      <text:p text:style-name="P16"><text:span text:style-name="T2">Obs:</text:span> Para saber se o evento é cancelavel use: <text:span text:style-name="T8">evento.cancelable </text:span></text:p>
      <text:p text:style-name="P16">_____________________________________________________________________</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04:43:02.551460098</meta:creation-date>
    <dc:date>2023-07-08T08:47:40.484816466</dc:date>
    <meta:editing-duration>PT3H54M18S</meta:editing-duration>
    <meta:editing-cycles>8</meta:editing-cycles>
    <meta:generator>LibreOffice/7.0.4.2$Linux_X86_64 LibreOffice_project/00$Build-2</meta:generator>
    <meta:document-statistic meta:table-count="0" meta:image-count="0" meta:object-count="0" meta:page-count="2" meta:paragraph-count="21" meta:word-count="292" meta:character-count="2063" meta:non-whitespace-character-count="1758"/>
  </office:meta>
</office:document-meta>
</file>